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26.17cm"/>
    </style:style>
    <style:style style:name="gr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1.337cm" fo:min-width="26.075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608cm" fo:min-width="2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14.105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2.993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703cm" fo:min-width="26.075cm"/>
    </style:style>
    <style:style style:name="gr16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6.167cm"/>
    </style:style>
    <style:style style:name="gr17" style:family="graphic" style:parent-style-name="standard">
      <style:graphic-properties draw:stroke="none" svg:stroke-color="#000000" draw:fill="none" draw:fill-color="#ffffff" fo:min-height="7.687cm"/>
      <style:paragraph-properties style:writing-mode="lr-tb"/>
    </style:style>
    <style:style style:name="gr18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2.357cm"/>
    </style:style>
    <style:style style:name="gr19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5.215cm"/>
    </style:style>
    <style:style style:name="gr20" style:family="graphic" style:parent-style-name="standard" style:list-style-name="L1">
      <style:graphic-properties draw:stroke="none" draw:fill="none" fo:min-height="2.84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2.84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8.391cm"/>
    </style:style>
    <style:style style:name="gr28" style:family="graphic" style:parent-style-name="standard">
      <style:graphic-properties draw:stroke="none" svg:stroke-color="#000000" draw:fill="none" draw:fill-color="#ffffff" fo:min-height="10.545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2.84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standard">
      <style:graphic-properties draw:fill-color="#bf0041" draw:opacity="40%" draw:textarea-horizontal-align="justify" draw:textarea-vertical-align="middle" draw:auto-grow-height="false" fo:min-height="0.703cm" fo:min-width="8.613cm"/>
    </style:style>
    <style:style style:name="gr32" style:family="graphic" style:parent-style-name="standard">
      <style:graphic-properties draw:stroke="none" svg:stroke-color="#000000" draw:fill="none" draw:fill-color="#ffffff" fo:min-height="9.59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2.84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0041" draw:opacity="40%"/>
      <style:paragraph-properties fo:text-align="center"/>
    </style:style>
    <style:style style:name="P7" style:family="paragraph">
      <loext:graphic-properties draw:fill-color="#5983b0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225cm" svg:height="1.587cm" svg:x="11.795cm" svg:y="1cm">
          <draw:text-box>
            <text:p>ЛОГО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3cm" svg:height="1.27cm" svg:x="2.587cm" svg:y="3.857cm">
          <draw:text-box>
            <text:p>КАТАЛОГ</text:p>
          </draw:text-box>
        </draw:frame>
        <draw:frame draw:style-name="gr5" draw:text-style-name="P4" draw:layer="layout" svg:width="3.3cm" svg:height="0.963cm" svg:x="15.162cm" svg:y="3.857cm">
          <draw:text-box>
            <text:p>О НАС</text:p>
          </draw:text-box>
        </draw:frame>
        <draw:frame draw:style-name="gr4" draw:text-style-name="P2" draw:layer="layout" svg:width="7.62cm" svg:height="1.27cm" svg:x="7.667cm" svg:y="3.857cm">
          <draw:text-box>
            <text:p>ОСТАВИТЬ ЗАЯВКУ</text:p>
          </draw:text-box>
        </draw:frame>
        <draw:frame draw:style-name="gr6" draw:text-style-name="P2" draw:layer="layout" svg:width="5.715cm" svg:height="0.962cm" svg:x="18.462cm" svg:y="3.857cm">
          <draw:text-box>
            <text:p>СМЕНИТЬ ЯЗЫК</text:p>
          </draw:text-box>
        </draw:frame>
        <draw:line draw:style-name="gr7" draw:text-style-name="P5" draw:layer="layout" svg:x1="3.857cm" svg:y1="5.127cm" svg:x2="3.858cm" svg:y2="7.667cm">
          <text:p/>
        </draw:line>
        <draw:line draw:style-name="gr8" draw:text-style-name="P5" draw:layer="layout" svg:x1="3.857cm" svg:y1="10.534cm" svg:x2="22.907cm" svg:y2="10.534cm">
          <text:p/>
        </draw:line>
        <draw:custom-shape draw:style-name="gr9" draw:text-style-name="P1" draw:layer="layout" svg:width="3.175cm" svg:height="2.858cm" svg:x="4.175cm" svg:y="6.40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64cm" svg:height="0.962cm" svg:x="7.936cm" svg:y="6.397cm">
          <draw:text-box>
            <text:p>ИМЯ КОМПАНИИ</text:p>
          </draw:text-box>
        </draw:frame>
        <draw:custom-shape draw:style-name="gr11" draw:text-style-name="P1" draw:layer="layout" svg:width="14.605cm" svg:height="1.587cm" svg:x="7.667cm" svg:y="7.359cm">
          <text:p text:style-name="P1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7.994cm" svg:x2="21.32cm" svg:y2="8.629cm">
          <text:p/>
        </draw:line>
        <draw:frame draw:style-name="gr13" draw:text-style-name="P2" draw:layer="layout" svg:width="15.212cm" svg:height="1.673cm" svg:x="7.695cm" svg:y="8.946cm">
          <draw:text-box>
            <text:p>СТРАНА<text:tab/> <text:s text:c="2"/>ТЕЛЕФОН <text:s/>EMAL <text:s/>СКАЧАТЬ КАТАЛОГ</text:p>
          </draw:text-box>
        </draw:frame>
        <draw:line draw:style-name="gr8" draw:text-style-name="P5" draw:layer="layout" svg:x1="3.857cm" svg:y1="15.529cm" svg:x2="22.907cm" svg:y2="15.529cm">
          <text:p/>
        </draw:line>
        <draw:custom-shape draw:style-name="gr9" draw:text-style-name="P1" draw:layer="layout" svg:width="3.175cm" svg:height="2.858cm" svg:x="4.175cm" svg:y="11.401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64cm" svg:height="0.962cm" svg:x="7.936cm" svg:y="11.392cm">
          <draw:text-box>
            <text:p>ИМЯ КОМПАНИИ</text:p>
          </draw:text-box>
        </draw:frame>
        <draw:custom-shape draw:style-name="gr11" draw:text-style-name="P1" draw:layer="layout" svg:width="14.605cm" svg:height="1.587cm" svg:x="7.667cm" svg:y="12.354cm">
          <text:p text:style-name="P1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12.989cm" svg:x2="21.32cm" svg:y2="13.624cm">
          <text:p/>
        </draw:line>
        <draw:frame draw:style-name="gr13" draw:text-style-name="P2" draw:layer="layout" svg:width="15.212cm" svg:height="1.673cm" svg:x="7.695cm" svg:y="13.941cm">
          <draw:text-box>
            <text:p>СТРАНА<text:tab/> <text:s text:c="2"/>ТЕЛЕФОН <text:s/>EMAL <text:s/>СКАЧАТЬ КАТАЛОГ</text:p>
          </draw:text-box>
        </draw:frame>
        <draw:line draw:style-name="gr8" draw:text-style-name="P5" draw:layer="layout" svg:x1="3.857cm" svg:y1="20.703cm" svg:x2="22.907cm" svg:y2="20.703cm">
          <text:p/>
        </draw:line>
        <draw:custom-shape draw:style-name="gr9" draw:text-style-name="P1" draw:layer="layout" svg:width="3.175cm" svg:height="2.858cm" svg:x="4.175cm" svg:y="16.57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764cm" svg:height="0.962cm" svg:x="7.936cm" svg:y="16.566cm">
          <draw:text-box>
            <text:p>ИМЯ КОМПАНИИ</text:p>
          </draw:text-box>
        </draw:frame>
        <draw:custom-shape draw:style-name="gr11" draw:text-style-name="P1" draw:layer="layout" svg:width="14.605cm" svg:height="1.587cm" svg:x="7.667cm" svg:y="17.528cm">
          <text:p text:style-name="P1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18.163cm" svg:x2="21.32cm" svg:y2="18.798cm">
          <text:p/>
        </draw:line>
        <draw:frame draw:style-name="gr13" draw:text-style-name="P2" draw:layer="layout" svg:width="15.212cm" svg:height="1.673cm" svg:x="7.695cm" svg:y="19.115cm">
          <draw:text-box>
            <text:p>СТРАНА<text:tab/> <text:s text:c="2"/>ТЕЛЕФОН <text:s/>EMAL <text:s/>СКАЧАТЬ КАТАЛОГ</text:p>
          </draw:text-box>
        </draw:frame>
        <draw:custom-shape draw:style-name="gr14" draw:text-style-name="P6" draw:layer="layout" svg:width="3.493cm" svg:height="0.953cm" svg:x="2.587cm" svg:y="3.8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6.575cm" svg:height="0.953cm" svg:x="0.365cm" svg:y="5.1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8.049cm" svg:height="0.962cm" svg:x="4.858cm" svg:y="5.118cm">
          <draw:text-box>
            <text:p>ВОЗМОЖНО ЛИНИЯ ФИЛЬТРА ПО СТРАНАМ ТИПАМ ИТД</text:p>
          </draw:text-box>
        </draw:frame>
      </draw:page>
      <draw:page draw:name="page2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225cm" svg:height="1.587cm" svg:x="11.795cm" svg:y="1cm">
          <draw:text-box>
            <text:p>ЛОГО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3cm" svg:height="1.27cm" svg:x="2.587cm" svg:y="3.857cm">
          <draw:text-box>
            <text:p>КАТАЛОГ</text:p>
          </draw:text-box>
        </draw:frame>
        <draw:frame draw:style-name="gr5" draw:text-style-name="P4" draw:layer="layout" svg:width="3.3cm" svg:height="0.963cm" svg:x="15.162cm" svg:y="3.857cm">
          <draw:text-box>
            <text:p>О НАС</text:p>
          </draw:text-box>
        </draw:frame>
        <draw:frame draw:style-name="gr4" draw:text-style-name="P2" draw:layer="layout" svg:width="7.62cm" svg:height="1.27cm" svg:x="7.667cm" svg:y="3.857cm">
          <draw:text-box>
            <text:p>ОСТАВИТЬ ЗАЯВКУ</text:p>
          </draw:text-box>
        </draw:frame>
        <draw:frame draw:style-name="gr6" draw:text-style-name="P2" draw:layer="layout" svg:width="5.715cm" svg:height="0.962cm" svg:x="18.462cm" svg:y="3.857cm">
          <draw:text-box>
            <text:p>СМЕНИТЬ ЯЗЫК</text:p>
          </draw:text-box>
        </draw:frame>
        <draw:line draw:style-name="gr7" draw:text-style-name="P5" draw:layer="layout" svg:x1="8.937cm" svg:y1="5.127cm" svg:x2="9.89cm" svg:y2="6.714cm">
          <text:p/>
        </draw:line>
        <draw:custom-shape draw:style-name="gr16" draw:text-style-name="P6" draw:layer="layout" svg:width="6.667cm" svg:height="0.953cm" svg:x="7.35cm" svg:y="3.85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9.685cm" svg:height="7.937cm" svg:x="3.857cm" svg:y="7.985cm">
          <draw:text-box>
            <text:p>ФОРМА ИЛИ КОНТАКТНЫЙ ЕМАИЛ ДЛЯ ДОБОВЛЕНИЯ В КАТАЛОГ</text:p>
          </draw:text-box>
        </draw:frame>
      </draw:page>
      <draw:page draw:name="page3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225cm" svg:height="1.587cm" svg:x="11.795cm" svg:y="1cm">
          <draw:text-box>
            <text:p>ЛОГО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3cm" svg:height="1.27cm" svg:x="2.587cm" svg:y="3.857cm">
          <draw:text-box>
            <text:p>КАТАЛОГ</text:p>
          </draw:text-box>
        </draw:frame>
        <draw:frame draw:style-name="gr5" draw:text-style-name="P4" draw:layer="layout" svg:width="3.3cm" svg:height="0.963cm" svg:x="15.162cm" svg:y="3.857cm">
          <draw:text-box>
            <text:p>О НАС</text:p>
          </draw:text-box>
        </draw:frame>
        <draw:frame draw:style-name="gr4" draw:text-style-name="P2" draw:layer="layout" svg:width="7.62cm" svg:height="1.27cm" svg:x="7.667cm" svg:y="3.857cm">
          <draw:text-box>
            <text:p>ОСТАВИТЬ ЗАЯВКУ</text:p>
          </draw:text-box>
        </draw:frame>
        <draw:frame draw:style-name="gr6" draw:text-style-name="P2" draw:layer="layout" svg:width="5.715cm" svg:height="0.962cm" svg:x="18.462cm" svg:y="3.857cm">
          <draw:text-box>
            <text:p>СМЕНИТЬ ЯЗЫК</text:p>
          </draw:text-box>
        </draw:frame>
        <draw:line draw:style-name="gr7" draw:text-style-name="P5" draw:layer="layout" svg:x1="15.922cm" svg:y1="5.127cm" svg:x2="16.875cm" svg:y2="6.714cm">
          <text:p/>
        </draw:line>
        <draw:custom-shape draw:style-name="gr18" draw:text-style-name="P6" draw:layer="layout" svg:width="2.857cm" svg:height="0.953cm" svg:x="14.97cm" svg:y="3.85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9.685cm" svg:height="7.937cm" svg:x="3.857cm" svg:y="7.985cm">
          <draw:text-box>
            <text:p>ОПИСАНИЕ КТО МЫ И ЧТО И ДЛЯ ЧЕГО. КОНТАКНАЯ ИНФА</text:p>
          </draw:text-box>
        </draw:frame>
      </draw:page>
      <draw:page draw:name="page4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225cm" svg:height="1.587cm" svg:x="11.795cm" svg:y="1cm">
          <draw:text-box>
            <text:p>ЛОГО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3cm" svg:height="1.27cm" svg:x="2.587cm" svg:y="3.857cm">
          <draw:text-box>
            <text:p>КАТАЛОГ</text:p>
          </draw:text-box>
        </draw:frame>
        <draw:frame draw:style-name="gr5" draw:text-style-name="P4" draw:layer="layout" svg:width="3.3cm" svg:height="0.963cm" svg:x="15.162cm" svg:y="3.857cm">
          <draw:text-box>
            <text:p>О НАС</text:p>
          </draw:text-box>
        </draw:frame>
        <draw:frame draw:style-name="gr4" draw:text-style-name="P2" draw:layer="layout" svg:width="7.62cm" svg:height="1.27cm" svg:x="7.667cm" svg:y="3.857cm">
          <draw:text-box>
            <text:p>ОСТАВИТЬ ЗАЯВКУ</text:p>
          </draw:text-box>
        </draw:frame>
        <draw:frame draw:style-name="gr6" draw:text-style-name="P2" draw:layer="layout" svg:width="5.715cm" svg:height="0.962cm" svg:x="18.462cm" svg:y="3.857cm">
          <draw:text-box>
            <text:p>СМЕНИТЬ ЯЗЫК</text:p>
          </draw:text-box>
        </draw:frame>
        <draw:line draw:style-name="gr7" draw:text-style-name="P5" draw:layer="layout" svg:x1="19.732cm" svg:y1="5.445cm" svg:x2="20.685cm" svg:y2="7.032cm">
          <text:p/>
        </draw:line>
        <draw:custom-shape draw:style-name="gr19" draw:text-style-name="P6" draw:layer="layout" svg:width="5.715cm" svg:height="0.953cm" svg:x="18.462cm" svg:y="3.85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9.685cm" svg:height="7.937cm" svg:x="3.857cm" svg:y="7.985cm">
          <draw:text-box>
            <text:p>ПРОСТО МЕНЯЕТ ЯЗЫК НА ОТКРЫТОМ ТЭБЕ</text:p>
          </draw:text-box>
        </draw:frame>
      </draw:page>
      <draw:page draw:name="page5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2.225cm" svg:height="1.587cm" svg:x="11.795cm" svg:y="1cm">
          <draw:text-box>
            <text:p text:style-name="P8"><text:s/>ADMIN MODE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493cm" svg:height="1.27cm" svg:x="2.587cm" svg:y="3.857cm">
          <draw:text-box>
            <text:p text:style-name="P8">КАТАЛОГ</text:p>
          </draw:text-box>
        </draw:frame>
        <draw:frame draw:style-name="gr20" draw:text-style-name="P11" draw:layer="layout" svg:width="9.65cm" svg:height="3.095cm" svg:x="17.702cm" svg:y="3.857cm">
          <draw:text-box>
            <text:p text:style-name="P10"><text:span text:style-name="T1">ПОСМОТРЕТЬ СТАТИСТИКУ</text:span></text:p>
          </draw:text-box>
        </draw:frame>
        <draw:frame draw:style-name="gr21" draw:text-style-name="P12" draw:layer="layout" svg:width="9.843cm" svg:height="1.673cm" svg:x="7.349cm" svg:y="3.857cm">
          <draw:text-box>
            <text:p text:style-name="P10"><text:span text:style-name="T1">ДОБАВИТ НОВУЮ ЗАПИСЬ</text:span></text:p>
          </draw:text-box>
        </draw:frame>
        <draw:line draw:style-name="gr7" draw:text-style-name="P5" draw:layer="layout" svg:x1="3.857cm" svg:y1="5.127cm" svg:x2="3.858cm" svg:y2="7.667cm">
          <text:p/>
        </draw:line>
        <draw:line draw:style-name="gr8" draw:text-style-name="P5" draw:layer="layout" svg:x1="3.857cm" svg:y1="10.534cm" svg:x2="22.907cm" svg:y2="10.534cm">
          <text:p/>
        </draw:line>
        <draw:custom-shape draw:style-name="gr9" draw:text-style-name="P1" draw:layer="layout" svg:width="3.175cm" svg:height="2.858cm" svg:x="4.175cm" svg:y="6.406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7.936cm" svg:y="6.397cm">
          <draw:text-box>
            <text:p text:style-name="P8">ИМЯ КОМПАНИИ</text:p>
          </draw:text-box>
        </draw:frame>
        <draw:custom-shape draw:style-name="gr11" draw:text-style-name="P13" draw:layer="layout" svg:width="14.605cm" svg:height="1.587cm" svg:x="7.667cm" svg:y="7.359cm">
          <text:p text:style-name="P13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7.994cm" svg:x2="21.32cm" svg:y2="8.629cm">
          <text:p/>
        </draw:line>
        <draw:frame draw:style-name="gr13" draw:text-style-name="P9" draw:layer="layout" svg:width="15.212cm" svg:height="1.673cm" svg:x="7.695cm" svg:y="8.946cm">
          <draw:text-box>
            <text:p text:style-name="P8">СТРАНА<text:tab/> <text:s text:c="2"/>ТЕЛЕФОН <text:s/>EMAL <text:s/>СКАЧАТЬ КАТАЛОГ</text:p>
          </draw:text-box>
        </draw:frame>
        <draw:line draw:style-name="gr8" draw:text-style-name="P5" draw:layer="layout" svg:x1="3.857cm" svg:y1="15.529cm" svg:x2="22.907cm" svg:y2="15.529cm">
          <text:p/>
        </draw:line>
        <draw:custom-shape draw:style-name="gr9" draw:text-style-name="P1" draw:layer="layout" svg:width="3.175cm" svg:height="2.858cm" svg:x="4.175cm" svg:y="11.40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7.936cm" svg:y="11.392cm">
          <draw:text-box>
            <text:p text:style-name="P8">ИМЯ КОМПАНИИ</text:p>
          </draw:text-box>
        </draw:frame>
        <draw:custom-shape draw:style-name="gr11" draw:text-style-name="P13" draw:layer="layout" svg:width="14.605cm" svg:height="1.587cm" svg:x="7.667cm" svg:y="12.354cm">
          <text:p text:style-name="P13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12.989cm" svg:x2="21.32cm" svg:y2="13.624cm">
          <text:p/>
        </draw:line>
        <draw:frame draw:style-name="gr13" draw:text-style-name="P9" draw:layer="layout" svg:width="15.212cm" svg:height="1.673cm" svg:x="7.695cm" svg:y="13.941cm">
          <draw:text-box>
            <text:p text:style-name="P8">СТРАНА<text:tab/> <text:s text:c="2"/>ТЕЛЕФОН <text:s/>EMAL <text:s/>СКАЧАТЬ КАТАЛОГ</text:p>
          </draw:text-box>
        </draw:frame>
        <draw:line draw:style-name="gr8" draw:text-style-name="P5" draw:layer="layout" svg:x1="3.857cm" svg:y1="20.703cm" svg:x2="22.907cm" svg:y2="20.703cm">
          <text:p/>
        </draw:line>
        <draw:custom-shape draw:style-name="gr9" draw:text-style-name="P1" draw:layer="layout" svg:width="3.175cm" svg:height="2.858cm" svg:x="4.175cm" svg:y="16.57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7.936cm" svg:y="16.566cm">
          <draw:text-box>
            <text:p text:style-name="P8">ИМЯ КОМПАНИИ</text:p>
          </draw:text-box>
        </draw:frame>
        <draw:custom-shape draw:style-name="gr11" draw:text-style-name="P13" draw:layer="layout" svg:width="14.605cm" svg:height="1.587cm" svg:x="7.667cm" svg:y="17.528cm">
          <text:p text:style-name="P13">КРАТКОЕ ОПИСАНИЕ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1.32cm" svg:y1="18.163cm" svg:x2="21.32cm" svg:y2="18.798cm">
          <text:p/>
        </draw:line>
        <draw:frame draw:style-name="gr13" draw:text-style-name="P9" draw:layer="layout" svg:width="15.212cm" svg:height="1.673cm" svg:x="7.695cm" svg:y="19.115cm">
          <draw:text-box>
            <text:p text:style-name="P8">СТРАНА<text:tab/> <text:s text:c="2"/>ТЕЛЕФОН <text:s/>EMAL <text:s/>СКАЧАТЬ КАТАЛОГ</text:p>
          </draw:text-box>
        </draw:frame>
        <draw:custom-shape draw:style-name="gr14" draw:text-style-name="P6" draw:layer="layout" svg:width="3.493cm" svg:height="0.953cm" svg:x="2.587cm" svg:y="3.8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5cm" svg:height="0.635cm" svg:x="2.27cm" svg:y="7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5cm" svg:height="0.635cm" svg:x="2.27cm" svg:y="12.7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5cm" svg:height="0.635cm" svg:x="2.27cm" svg:y="17.827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318cm" svg:height="2.384cm" svg:x="22.907cm" svg:y="7.35cm">
          <draw:text-box>
            <text:p>.</text:p>
            <text:p>.</text:p>
            <text:p>.</text:p>
          </draw:text-box>
        </draw:frame>
        <draw:frame draw:style-name="gr23" draw:text-style-name="P2" draw:layer="layout" svg:width="0.318cm" svg:height="2.384cm" svg:x="22.907cm" svg:y="12.268cm">
          <draw:text-box>
            <text:p>.</text:p>
            <text:p>.</text:p>
            <text:p>.</text:p>
          </draw:text-box>
        </draw:frame>
        <draw:frame draw:style-name="gr23" draw:text-style-name="P2" draw:layer="layout" svg:width="0.318cm" svg:height="2.384cm" svg:x="23.224cm" svg:y="17.666cm">
          <draw:text-box>
            <text:p>.</text:p>
            <text:p>.</text:p>
            <text:p>.</text:p>
          </draw:text-box>
        </draw:frame>
        <draw:frame draw:style-name="gr10" draw:text-style-name="P2" draw:layer="layout" svg:width="0.925cm" svg:height="0.962cm" svg:x="2.17cm" svg:y="7.232cm">
          <draw:text-box draw:corner-radius="0.317cm">
            <text:p>V</text:p>
          </draw:text-box>
        </draw:frame>
        <draw:frame draw:style-name="gr13" draw:text-style-name="P2" draw:layer="layout" svg:width="28.893cm" svg:height="1.673cm" svg:x="0.682cm" svg:y="5.283cm">
          <draw:text-box>
            <text:p>УДАЛИТЬ ВЫДЕЛЕНОЕ<text:tab/> <text:tab/></text:p>
          </draw:text-box>
        </draw:frame>
        <draw:line draw:style-name="gr24" draw:text-style-name="P5" draw:layer="layout" svg:x1="23.225cm" svg:y1="8.937cm" svg:x2="24.812cm" svg:y2="8.302cm">
          <text:p/>
        </draw:line>
        <draw:frame draw:style-name="gr10" draw:text-style-name="P2" draw:layer="layout" svg:width="5.976cm" svg:height="0.962cm" svg:x="21.964cm" svg:y="6.397cm">
          <draw:text-box>
            <text:p>РЕДОКТИРОВАТЬ</text:p>
          </draw:text-box>
        </draw:frame>
      </draw:page>
      <draw:page draw:name="page6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2.225cm" svg:height="1.587cm" svg:x="11.795cm" svg:y="1cm">
          <draw:text-box>
            <text:p text:style-name="P8">ADMIN MODE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493cm" svg:height="1.27cm" svg:x="2.587cm" svg:y="3.857cm">
          <draw:text-box>
            <text:p text:style-name="P8">КАТАЛОГ</text:p>
          </draw:text-box>
        </draw:frame>
        <draw:frame draw:style-name="gr25" draw:text-style-name="P11" draw:layer="layout" svg:width="9.65cm" svg:height="3.095cm" svg:x="17.702cm" svg:y="3.857cm">
          <draw:text-box>
            <text:p text:style-name="P10"><text:span text:style-name="T1">ПОСМОТРЕТЬ СТАТИСТИКУ</text:span></text:p>
          </draw:text-box>
        </draw:frame>
        <draw:frame draw:style-name="gr26" draw:text-style-name="P12" draw:layer="layout" svg:width="9.843cm" svg:height="1.673cm" svg:x="7.349cm" svg:y="3.857cm">
          <draw:text-box>
            <text:p text:style-name="P10"><text:span text:style-name="T1">ДОБАВИТ НОВУЮ ЗАПИСЬ</text:span></text:p>
          </draw:text-box>
        </draw:frame>
        <draw:line draw:style-name="gr7" draw:text-style-name="P5" draw:layer="layout" svg:x1="3.857cm" svg:y1="5.127cm" svg:x2="3.858cm" svg:y2="7.667cm">
          <text:p/>
        </draw:line>
        <draw:custom-shape draw:style-name="gr27" draw:text-style-name="P6" draw:layer="layout" svg:width="8.891cm" svg:height="0.953cm" svg:x="7.349cm" svg:y="3.857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23.177cm" svg:height="10.795cm" svg:x="2.905cm" svg:y="8.302cm">
          <draw:text-box>
            <text:p>ЗАГРУЗИТЬ ЛОГО</text:p>
            <text:p>ЗАГРУЗИТЬ КАТАЛОГ</text:p>
            <text:p/>
            <text:p>ОПИСАНИЕ ЯЗЫК 1</text:p>
            <text:p><text:tab/><text:tab/><text:tab/>ЯЗЫК 2</text:p>
            <text:p>КОНТАКТ</text:p>
            <text:p>ТЕЛЕФОН</text:p>
            <text:p>ЕМАИЛ</text:p>
            <text:p/>
            <text:p/>
          </draw:text-box>
        </draw:frame>
      </draw:page>
      <draw:page draw:name="page7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2.225cm" svg:height="1.587cm" svg:x="11.795cm" svg:y="1cm">
          <draw:text-box>
            <text:p text:style-name="P8">ADMIN MODE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493cm" svg:height="1.27cm" svg:x="2.587cm" svg:y="3.857cm">
          <draw:text-box>
            <text:p text:style-name="P8">КАТАЛОГ</text:p>
          </draw:text-box>
        </draw:frame>
        <draw:frame draw:style-name="gr29" draw:text-style-name="P11" draw:layer="layout" svg:width="9.65cm" svg:height="3.095cm" svg:x="17.702cm" svg:y="3.857cm">
          <draw:text-box>
            <text:p text:style-name="P10"><text:span text:style-name="T1">ПОСМОТРЕТЬ СТАТИСТИКУ</text:span></text:p>
          </draw:text-box>
        </draw:frame>
        <draw:frame draw:style-name="gr30" draw:text-style-name="P12" draw:layer="layout" svg:width="9.843cm" svg:height="1.673cm" svg:x="7.349cm" svg:y="3.857cm">
          <draw:text-box>
            <text:p text:style-name="P10"><text:span text:style-name="T1">ДОБАВИТ НОВУЮ ЗАПИСЬ</text:span></text:p>
          </draw:text-box>
        </draw:frame>
        <draw:line draw:style-name="gr7" draw:text-style-name="P5" draw:layer="layout" svg:x1="6.715cm" svg:y1="5.127cm" svg:x2="6.716cm" svg:y2="7.667cm">
          <text:p/>
        </draw:line>
        <draw:custom-shape draw:style-name="gr31" draw:text-style-name="P6" draw:layer="layout" svg:width="9.113cm" svg:height="0.953cm" svg:x="17.827cm" svg:y="3.8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6.575cm" svg:height="0.953cm" svg:x="0.365cm" svg:y="5.1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899cm" svg:height="0.962cm" svg:x="14.083cm" svg:y="5.127cm">
          <draw:text-box>
            <text:p>РАЗБИВКА ПО ЭДАМ</text:p>
          </draw:text-box>
        </draw:frame>
        <draw:frame draw:style-name="gr10" draw:text-style-name="P2" draw:layer="layout" svg:width="6.602cm" svg:height="0.962cm" svg:x="3.857cm" svg:y="5.118cm">
          <draw:text-box>
            <text:p>ЛИСТ ПОСЕЩЕНИЙ</text:p>
          </draw:text-box>
        </draw:frame>
        <draw:custom-shape draw:style-name="gr31" draw:text-style-name="P6" draw:layer="layout" svg:width="9.113cm" svg:height="0.953cm" svg:x="2.999cm" svg:y="5.127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8.572cm" svg:height="9.842cm" svg:x="1.952cm" svg:y="7.985cm">
          <draw:text-box>
            <text:p>ИЗ КАКОЙ СТРАНЫ СКОЛЬЕО ПОСЕЩЕНИЙ</text:p>
          </draw:text-box>
        </draw:frame>
        <draw:frame draw:style-name="gr33" draw:text-style-name="P2" draw:layer="layout" svg:width="7.302cm" svg:height="1.905cm" svg:x="11.16cm" svg:y="7.985cm">
          <draw:text-box>
            <text:p>КАКОЙ ЯЗЫК ЧАЩЕ ВСЕГО ВЫБИРАЛИ</text:p>
          </draw:text-box>
        </draw:frame>
        <draw:frame draw:style-name="gr33" draw:text-style-name="P2" draw:layer="layout" svg:width="7.302cm" svg:height="1.905cm" svg:x="19.098cm" svg:y="7.985cm">
          <draw:text-box>
            <text:p>СКОЛЬКО УНИКАЛЬНЫХ ЙП</text:p>
          </draw:text-box>
        </draw:frame>
        <draw:frame draw:style-name="gr2" draw:text-style-name="P2" draw:layer="layout" svg:width="6.033cm" svg:height="3.095cm" svg:x="2.27cm" svg:y="10.525cm">
          <draw:text-box>
            <text:p>ЕСЛИ ФИЛИТРЫ КАКЯНИБУДЬ СТАТИСТИКА ПО НИМ</text:p>
          </draw:text-box>
        </draw:frame>
      </draw:page>
      <draw:page draw:name="page8" draw:style-name="dp1" draw:master-page-name="Default">
        <draw:custom-shape draw:style-name="gr1" draw:text-style-name="P1" draw:layer="layout" svg:width="26.67cm" svg:height="3.175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2.225cm" svg:height="1.587cm" svg:x="11.795cm" svg:y="1cm">
          <draw:text-box>
            <text:p text:style-name="P8">ADMIN MODE</text:p>
          </draw:text-box>
        </draw:frame>
        <draw:custom-shape draw:style-name="gr3" draw:text-style-name="P3" draw:layer="layout" svg:width="26.575cm" svg:height="1.587cm" svg:x="0.365cm" svg:y="3.5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493cm" svg:height="1.27cm" svg:x="2.587cm" svg:y="3.857cm">
          <draw:text-box>
            <text:p text:style-name="P8">КАТАЛОГ</text:p>
          </draw:text-box>
        </draw:frame>
        <draw:frame draw:style-name="gr34" draw:text-style-name="P11" draw:layer="layout" svg:width="9.65cm" svg:height="3.095cm" svg:x="17.702cm" svg:y="3.857cm">
          <draw:text-box>
            <text:p text:style-name="P10"><text:span text:style-name="T1">ПОСМОТРЕТЬ СТАТИСТИКУ</text:span></text:p>
          </draw:text-box>
        </draw:frame>
        <draw:frame draw:style-name="gr35" draw:text-style-name="P12" draw:layer="layout" svg:width="9.843cm" svg:height="1.673cm" svg:x="7.349cm" svg:y="3.857cm">
          <draw:text-box>
            <text:p text:style-name="P10"><text:span text:style-name="T1">ДОБАВИТ НОВУЮ ЗАПИСЬ</text:span></text:p>
          </draw:text-box>
        </draw:frame>
        <draw:line draw:style-name="gr7" draw:text-style-name="P5" draw:layer="layout" svg:x1="15.605cm" svg:y1="5.127cm" svg:x2="15.606cm" svg:y2="7.667cm">
          <text:p/>
        </draw:line>
        <draw:custom-shape draw:style-name="gr31" draw:text-style-name="P6" draw:layer="layout" svg:width="9.113cm" svg:height="0.953cm" svg:x="17.827cm" svg:y="3.8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6.575cm" svg:height="0.953cm" svg:x="0.365cm" svg:y="5.1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899cm" svg:height="0.962cm" svg:x="14.083cm" svg:y="5.127cm">
          <draw:text-box>
            <text:p>РАЗБИВКА ПО ЭДАМ</text:p>
          </draw:text-box>
        </draw:frame>
        <draw:frame draw:style-name="gr10" draw:text-style-name="P2" draw:layer="layout" svg:width="6.602cm" svg:height="0.962cm" svg:x="3.857cm" svg:y="5.118cm">
          <draw:text-box>
            <text:p>ЛИСТ ПОСЕЩЕНИЙ</text:p>
          </draw:text-box>
        </draw:frame>
        <draw:custom-shape draw:style-name="gr31" draw:text-style-name="P6" draw:layer="layout" svg:width="9.113cm" svg:height="0.953cm" svg:x="13.382cm" svg:y="5.127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.317cm" svg:y1="11.392cm" svg:x2="20.367cm" svg:y2="11.392cm">
          <text:p/>
        </draw:line>
        <draw:custom-shape draw:style-name="gr9" draw:text-style-name="P1" draw:layer="layout" svg:width="3.175cm" svg:height="2.858cm" svg:x="1.635cm" svg:y="7.26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5.396cm" svg:y="7.255cm">
          <draw:text-box>
            <text:p text:style-name="P8">ИМЯ КОМПАНИИ</text:p>
          </draw:text-box>
        </draw:frame>
        <draw:frame draw:style-name="gr36" draw:text-style-name="P2" draw:layer="layout" svg:width="14.288cm" svg:height="3.095cm" svg:x="5.762cm" svg:y="8.302cm">
          <draw:text-box>
            <text:p>СКОЛЬКО РАЗ СКАЧЕВАЛИ КАТКЛОГ</text:p>
            <text:p>СКОЛЬКО РАЗ КЛИКАЛИ НА ТЕЛЕФОН</text:p>
            <text:p>СКОЛЬКО РАЗ КЛИКАЛИ НА ЕМАИЛ</text:p>
            <text:p>СКОЛЬКО РАЗ ЮЗВЕРЬ ВИДЕЛ НА ЭКРАНЕ</text:p>
          </draw:text-box>
        </draw:frame>
        <draw:line draw:style-name="gr8" draw:text-style-name="P5" draw:layer="layout" svg:x1="1.317cm" svg:y1="16.235cm" svg:x2="20.367cm" svg:y2="16.235cm">
          <text:p/>
        </draw:line>
        <draw:custom-shape draw:style-name="gr9" draw:text-style-name="P1" draw:layer="layout" svg:width="3.175cm" svg:height="2.858cm" svg:x="1.635cm" svg:y="12.107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5.396cm" svg:y="12.098cm">
          <draw:text-box>
            <text:p text:style-name="P8">ИМЯ КОМПАНИИ</text:p>
          </draw:text-box>
        </draw:frame>
        <draw:frame draw:style-name="gr36" draw:text-style-name="P2" draw:layer="layout" svg:width="14.288cm" svg:height="3.095cm" svg:x="5.762cm" svg:y="13.145cm">
          <draw:text-box>
            <text:p>СКОЛЬКО РАЗ СКАЧЕВАЛИ КАТКЛОГ</text:p>
            <text:p>СКОЛЬКО РАЗ КЛИКАЛИ НА ТЕЛЕФОН</text:p>
            <text:p>СКОЛЬКО РАЗ КЛИКАЛИ НА ЕМАИЛ</text:p>
            <text:p>СКОЛЬКО РАЗ ЮЗВЕРЬ ВИДЕЛ НА ЭКРАНЕ</text:p>
          </draw:text-box>
        </draw:frame>
        <draw:line draw:style-name="gr8" draw:text-style-name="P5" draw:layer="layout" svg:x1="1.317cm" svg:y1="20.997cm" svg:x2="20.367cm" svg:y2="20.997cm">
          <text:p/>
        </draw:line>
        <draw:custom-shape draw:style-name="gr9" draw:text-style-name="P1" draw:layer="layout" svg:width="3.175cm" svg:height="2.858cm" svg:x="1.635cm" svg:y="16.86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764cm" svg:height="0.962cm" svg:x="5.396cm" svg:y="16.86cm">
          <draw:text-box>
            <text:p text:style-name="P8">ИМЯ КОМПАНИИ</text:p>
          </draw:text-box>
        </draw:frame>
        <draw:frame draw:style-name="gr36" draw:text-style-name="P2" draw:layer="layout" svg:width="14.288cm" svg:height="3.095cm" svg:x="5.762cm" svg:y="17.907cm">
          <draw:text-box>
            <text:p>СКОЛЬКО РАЗ СКАЧЕВАЛИ КАТКЛОГ</text:p>
            <text:p>СКОЛЬКО РАЗ КЛИКАЛИ НА ТЕЛЕФОН</text:p>
            <text:p>СКОЛЬКО РАЗ КЛИКАЛИ НА ЕМАИЛ</text:p>
            <text:p>СКОЛЬКО РАЗ ЮЗВЕРЬ ВИДЕЛ НА ЭКРАНЕ</text:p>
          </draw:text-box>
        </draw:frame>
        <draw:frame draw:style-name="gr37" draw:text-style-name="P2" draw:layer="layout" svg:width="22.86cm" svg:height="0.962cm" svg:x="1.952cm" svg:y="6.08cm">
          <draw:text-box>
            <text:p>СОРТИРОВАТЬ ПО 5 ПАРАМЕТРАМ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0T21:53:53.595190762</meta:creation-date>
    <dc:date>2022-10-20T22:46:26.744611997</dc:date>
    <meta:editing-duration>PT21M29S</meta:editing-duration>
    <meta:editing-cycles>9</meta:editing-cycles>
    <meta:generator>LibreOffice/7.3.6.2$Linux_X86_64 LibreOffice_project/30$Build-2</meta:generator>
    <meta:document-statistic meta:object-count="145"/>
  </office:meta>
</office:document-meta>
</file>